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40000003E014CEF59845421C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Hiragino Sans" svg:font-family="'Hiragin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3cm" svg:height="1.905cm" svg:x="2.587cm" svg:y="2.905cm">
          <draw:text-box>
            <text:p>This is an ODG report without Carbone Markers</text:p>
          </draw:text-box>
        </draw:frame>
        <draw:frame draw:style-name="gr2" draw:text-style-name="P2" draw:layer="layout" svg:width="4.445cm" svg:height="2.756cm" svg:x="2.905cm" svg:y="5.127cm">
          <draw:image xlink:href="Pictures/10000000000000640000003E014CEF59845421C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Hiragino Sans" svg:font-family="'Hiragin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Sans" style:font-family-asian="'Hiragino San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2-11T14:30:21.607165582</meta:creation-date>
    <dc:date>2020-12-11T14:44:26.058739202</dc:date>
    <meta:editing-duration>PT3M44S</meta:editing-duration>
    <meta:editing-cycles>1</meta:editing-cycles>
    <meta:document-statistic meta:object-count="2"/>
    <meta:generator>LibreOffice/7.0.3.1$MacOSX_X86_64 LibreOffice_project/d7547858d014d4cf69878db179d326fc3483e082</meta:generator>
  </office:meta>
</office:document-meta>
</file>